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#00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## Endpoints del usuario</text:span></text:p>
      <text:p text:style-name="P1"><text:span text:style-name="T3">-<text:s text:c="3"/>**POST** - [`/users`] - Crea un usuario pendiente de validar y se envía un correo de verificación. </text:span></text:p>
      <text:p text:style-name="P1"><text:span text:style-name="T3">-<text:s text:c="3"/>**PUT** - [`/users/validate/:registerCode`] - Valida a un usuario recién registrado. </text:span></text:p>
      <text:p text:style-name="P1"><text:span text:style-name="T3">-<text:s text:c="3"/>**POST** - [`/users/login`] - Logea a un usuario retornando un token. </text:span></text:p>
      <text:p text:style-name="P1"><text:span text:style-name="T3">-<text:s text:c="3"/>**GET** - [`/users/:idUser`] - Retorna información de un usuario. Token</text:span></text:p>
      <text:p text:style-name="P1"><text:span text:style-name="T3">-<text:s text:c="3"/>**PUT** - [`/users/avatar`] - Permite actualizar el avatar del usuario. Token </text:span></text:p>
      <text:p text:style-name="P1"><text:span text:style-name="T3">-<text:s text:c="3"/>**PUT** - [`/users/password/recover`] - Envía al usuario un correo de recuperación de contraseña.</text:span></text:p>
      <text:p text:style-name="P1"><text:span text:style-name="T3">-<text:s text:c="3"/>**PUT** - [`/users/password`] - Resetea la contraseña de un usuario</text:span></text:p>
      <text:p text:style-name="P1"><text:span text:style-name="T4">## Endpoints del instgram</text:span><text:span text:style-name="T5"/></text:p>
      <text:p text:style-name="P1"><text:span text:style-name="T5">-<text:s text:c="3"/>**POST** - [`/entries`] - Crea una entrada.Token</text:span></text:p>
      <text:p text:style-name="P1"><text:span text:style-name="T5">-<text:s text:c="3"/>**GET** - [`/entries`] - Retorna el listado de entradas-<text:s text:c="2"/></text:span></text:p>
      <text:p text:style-name="P1"><text:span text:style-name="T5"><text:s/>**GET** - [`/entries/:idEntry`] - Retorna una entrada en concreto</text:span></text:p>
      <text:p text:style-name="P1"><text:span text:style-name="T6">-<text:s text:c="3"/>**POST** - [`/entries/:idEntry/votes`] - Vota una entrada (entre 1 y 5).`Token`</text:span></text:p>
      <text:p text:style-name="P1"><text:span text:style-name="T6"><text:s/>(QUERRIAMOS QUE PARA PODER VER LA SEGUNDA FOTO (EN ENTRIES)TENGAS QUE VALORAR LA PRIMERA ENTRADA.-POR ESO CREEMOS QUE NO SERIA OTRO ENDPOINT DIFERENTE A ENTRIES)</text:span></text:p>
      <text:p text:style-name="P1"><text:span text:style-name="T7">-<text:s text:c="3"/>**POST** - [`/entries/:idEntry/comments`] - Comenta una entrada. :Token </text:span></text:p>
      <text:p text:style-name="P1"><text:span text:style-name="T7">-<text:s text:c="3"/>**DELETE** - [`/entries/:idEntry/photos/:idPhoto`] - Eliminar una foto de una entrada. Token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